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-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-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ur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S2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9_bk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0_S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2_S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R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S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U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himawari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himawari-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himawari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himawari-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ers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B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C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D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E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F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G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eodetic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eosa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eodetic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fo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sat-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5:07:08.8221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1-03T10:19:00Z</meta:creation-date>
    <dc:date>2016-05-18T16:41:34.725888000</dc:date>
    <meta:editing-cycles>5</meta:editing-cycles>
    <meta:editing-duration>PT4H20M17S</meta:editing-duration>
    <meta:document-statistic meta:table-count="1" meta:cell-count="468" meta:object-count="0"/>
  </office:meta>
</office:document-meta>
</file>